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ext-properties fo:font-size="14pt" style:font-size-asian="14pt" style:font-size-complex="14pt"/>
    </style:style>
    <style:style style:name="ce10" style:family="table-cell" style:parent-style-name="Default" style:data-style-name="N21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5.26520833333333cm"/>
    </style:style>
    <style:style style:name="co4" style:family="table-column">
      <style:table-column-properties fo:break-before="auto" style:column-width="5.66208333333333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ctividad</text:p>
          </table:table-cell>
          <table:table-cell office:value-type="string" table:style-name="ce3">
            <text:p>Integrante</text:p>
          </table:table-cell>
          <table:table-cell office:value-type="string" table:style-name="ce3">
            <text:p>Fecha_inicio</text:p>
          </table:table-cell>
          <table:table-cell office:value-type="string" table:style-name="ce3">
            <text:p>Fecha_terminación</text:p>
          </table:table-cell>
          <table:table-cell office:value-type="string" table:style-name="ce3">
            <text:p>Terminada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Index.php (sin sesion)</text:p>
          </table:table-cell>
          <table:table-cell office:value-type="string" table:style-name="ce6">
            <text:p>Enrique</text:p>
          </table:table-cell>
          <table:table-cell office:value-type="string" table:style-name="ce6">
            <text:p>15-noviembre</text:p>
          </table:table-cell>
          <table:table-cell office:value-type="string" table:style-name="ce6">
            <text:p>19-noviembre</text:p>
          </table:table-cell>
          <table:table-cell office:value-type="string" table:style-name="ce6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ndex.php(sesion)</text:p>
          </table:table-cell>
          <table:table-cell office:value-type="string" table:style-name="ce6">
            <text:p>rosa</text:p>
          </table:table-cell>
          <table:table-cell office:value-type="date" office:date-value="2013-11-19T00:00:00" table:style-name="ce10">
            <text:p>19-nov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 office:value-type="string" table:style-name="ce5">
            <text:p>Profile.php</text:p>
          </table:table-cell>
          <table:table-cell office:value-type="string" table:style-name="ce6">
            <text:p>Enrique</text:p>
          </table:table-cell>
          <table:table-cell office:value-type="date" office:date-value="2013-11-19T00:00:00" table:style-name="ce7">
            <text:p>19/11/13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 office:value-type="string" table:style-name="ce5">
            <text:p>Search.php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office:value-type="string" table:style-name="ce5">
            <text:p>Triners.php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office:value-type="string" table:style-name="ce5">
            <text:p>followers.php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office:value-type="string" table:style-name="ce5">
            <text:p>Edit_profile.php</text:p>
          </table:table-cell>
          <table:table-cell office:value-type="string" table:style-name="ce6">
            <text:p>Selene</text:p>
          </table:table-cell>
          <table:table-cell office:value-type="string" table:style-name="ce6">
            <text:p>19-noviembre</text:p>
          </table:table-cell>
          <table:table-cell table:number-columns-repeated="2" table:style-name="ce6"/>
          <table:table-cell table:number-columns-repeated="16379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table:style-name="ce8"/>
          <table:table-cell table:number-columns-repeated="16383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1">
          <table:table-cell table:style-name="ce9"/>
          <table:table-cell table:number-columns-repeated="16383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style-name="ce9"/>
          <table:table-cell table:number-columns-repeated="16383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7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elene</meta:initial-creator>
    <dc:creator>Nalleli</dc:creator>
    <meta:creation-date>2013-11-19T09:25:47Z</meta:creation-date>
    <dc:date>2013-11-20T02:06:16Z</dc:date>
    <meta:editing-cycles>3</meta:editing-cycles>
    <meta:editing-duration>PT2566S</meta:editing-duration>
  </office:meta>
</office:document-meta>
</file>